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6c" officeooo:paragraph-rsid="00077b6c"/>
    </style:style>
    <style:style style:name="P2" style:family="paragraph" style:parent-style-name="Standard">
      <style:text-properties officeooo:rsid="00077b6c" officeooo:paragraph-rsid="00077b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seña:</text:p>
      <text:p text:style-name="P1">ghp_a40qiKCdr9VOyhQe8naOJzNNLp6mnz3B0rK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20:15:34.158399728</meta:creation-date>
    <dc:date>2023-09-28T20:19:06.215332847</dc:date>
    <meta:editing-duration>PT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51" meta:non-whitespace-character-count="51"/>
  </office:meta>
</office:document-meta>
</file>